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Book" style:font-family-generic="swiss" style:font-pitch="fixed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Noto Sans CJK JP" svg:font-family="'Noto Sans CJK JP'" style:font-adornments="Regular" style:font-family-generic="swiss" style:font-pitch="variable"/>
    <style:font-face style:name="Noto Serif CJK JP" svg:font-family="'Noto Serif CJK JP'" style:font-adornments="Regular" style:font-family-generic="roman" style:font-pitch="variable"/>
    <style:font-face style:name="OpenSymbol" svg:font-family="Open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DejaVu Serif1" fo:font-size="11pt" officeooo:rsid="0068b0a3" officeooo:paragraph-rsid="0068b0a3" style:font-name-asian="Noto Sans CJK JP" style:font-size-asian="11pt"/>
    </style:style>
    <style:style style:name="P2" style:family="paragraph" style:parent-style-name="Text_20_body">
      <style:text-properties style:font-name="DejaVu Serif1" fo:font-size="11pt" officeooo:rsid="005e59f3" officeooo:paragraph-rsid="0068b0a3" style:font-name-asian="Noto Sans CJK JP" style:font-size-asian="11pt"/>
    </style:style>
    <style:style style:name="P3" style:family="paragraph" style:parent-style-name="Text_20_body">
      <style:text-properties officeooo:rsid="002c39f0" officeooo:paragraph-rsid="0059a85f"/>
    </style:style>
    <style:style style:name="P4" style:family="paragraph" style:parent-style-name="Text_20_body">
      <style:text-properties officeooo:rsid="0059a85f" officeooo:paragraph-rsid="0061b9ca"/>
    </style:style>
    <style:style style:name="P5" style:family="paragraph" style:parent-style-name="Text_20_body">
      <style:text-properties officeooo:paragraph-rsid="00643831"/>
    </style:style>
    <style:style style:name="P6" style:family="paragraph" style:parent-style-name="Text_20_body">
      <style:text-properties officeooo:paragraph-rsid="0065f077"/>
    </style:style>
    <style:style style:name="P7" style:family="paragraph" style:parent-style-name="Text_20_body">
      <style:text-properties officeooo:paragraph-rsid="0067b398"/>
    </style:style>
    <style:style style:name="P8" style:family="paragraph" style:parent-style-name="Text_20_body">
      <style:text-properties officeooo:paragraph-rsid="006878ac"/>
    </style:style>
    <style:style style:name="P9" style:family="paragraph" style:parent-style-name="Text_20_body">
      <style:text-properties officeooo:rsid="0068b0a3" officeooo:paragraph-rsid="0068b0a3"/>
    </style:style>
    <style:style style:name="P10" style:family="paragraph" style:parent-style-name="Text_20_body">
      <style:text-properties officeooo:rsid="00716b7c" officeooo:paragraph-rsid="00716b7c"/>
    </style:style>
    <style:style style:name="P11" style:family="paragraph" style:parent-style-name="Text_20_body">
      <style:text-properties officeooo:paragraph-rsid="00716b7c"/>
    </style:style>
    <style:style style:name="P12" style:family="paragraph" style:parent-style-name="Text_20_body">
      <style:text-properties officeooo:rsid="000dd67e"/>
    </style:style>
    <style:style style:name="P13" style:family="paragraph" style:parent-style-name="Text_20_body">
      <style:text-properties officeooo:paragraph-rsid="0073eaf5"/>
    </style:style>
    <style:style style:name="P14" style:family="paragraph" style:parent-style-name="Caption">
      <style:text-properties officeooo:rsid="0013d38a" officeooo:paragraph-rsid="0082e567"/>
    </style:style>
    <style:style style:name="P15" style:family="paragraph" style:parent-style-name="Footer">
      <style:text-properties officeooo:paragraph-rsid="0080505d"/>
    </style:style>
    <style:style style:name="P16" style:family="paragraph" style:parent-style-name="Heading_20_2">
      <style:text-properties officeooo:rsid="000dd67e"/>
    </style:style>
    <style:style style:name="P17" style:family="paragraph" style:parent-style-name="Standard">
      <style:text-properties officeooo:paragraph-rsid="0082e567"/>
    </style:style>
    <style:style style:name="P18" style:family="paragraph" style:parent-style-name="Text_20_body">
      <style:text-properties officeooo:rsid="00783337" officeooo:paragraph-rsid="0080505d"/>
    </style:style>
    <style:style style:name="P19" style:family="paragraph" style:parent-style-name="Text_20_body">
      <style:text-properties officeooo:rsid="002c39f0" officeooo:paragraph-rsid="0059a85f"/>
    </style:style>
    <style:style style:name="P20" style:family="paragraph" style:parent-style-name="TextInfo">
      <style:text-properties officeooo:paragraph-rsid="0082e567"/>
    </style:style>
    <style:style style:name="T1" style:family="text">
      <style:text-properties officeooo:rsid="002e22f7"/>
    </style:style>
    <style:style style:name="T2" style:family="text">
      <style:text-properties officeooo:rsid="002f3f60"/>
    </style:style>
    <style:style style:name="T3" style:family="text">
      <style:text-properties style:font-name="DejaVu Serif1" fo:font-size="11pt" style:font-name-asian="Noto Sans CJK JP" style:font-size-asian="11pt"/>
    </style:style>
    <style:style style:name="T4" style:family="text">
      <style:text-properties style:font-name="DejaVu Serif1" fo:font-size="11pt" officeooo:rsid="002f3f60" style:font-name-asian="Noto Sans CJK JP" style:font-size-asian="11pt"/>
    </style:style>
    <style:style style:name="T5" style:family="text">
      <style:text-properties style:font-name="DejaVu Serif1" fo:font-size="11pt" officeooo:rsid="003a2e82" style:font-name-asian="Noto Sans CJK JP" style:font-size-asian="11pt"/>
    </style:style>
    <style:style style:name="T6" style:family="text">
      <style:text-properties style:font-name="DejaVu Serif1" fo:font-size="11pt" officeooo:rsid="003a71d2" style:font-name-asian="Noto Sans CJK JP" style:font-size-asian="11pt"/>
    </style:style>
    <style:style style:name="T7" style:family="text">
      <style:text-properties style:font-name="DejaVu Serif1" fo:font-size="11pt" officeooo:rsid="003b540e" style:font-name-asian="Noto Sans CJK JP" style:font-size-asian="11pt"/>
    </style:style>
    <style:style style:name="T8" style:family="text">
      <style:text-properties style:font-name="DejaVu Serif1" fo:font-size="11pt" officeooo:rsid="003c5f1e" style:font-name-asian="Noto Sans CJK JP" style:font-size-asian="11pt"/>
    </style:style>
    <style:style style:name="T9" style:family="text">
      <style:text-properties style:font-name="DejaVu Serif1" fo:font-size="11pt" officeooo:rsid="003dc9bb" style:font-name-asian="Noto Sans CJK JP" style:font-size-asian="11pt"/>
    </style:style>
    <style:style style:name="T10" style:family="text">
      <style:text-properties style:font-name="DejaVu Serif1" fo:font-size="11pt" officeooo:rsid="003ee11f" style:font-name-asian="Noto Sans CJK JP" style:font-size-asian="11pt"/>
    </style:style>
    <style:style style:name="T11" style:family="text">
      <style:text-properties style:font-name="DejaVu Serif1" fo:font-size="11pt" officeooo:rsid="00402eee" style:font-name-asian="Noto Sans CJK JP" style:font-size-asian="11pt"/>
    </style:style>
    <style:style style:name="T12" style:family="text">
      <style:text-properties style:font-name="DejaVu Serif1" fo:font-size="11pt" officeooo:rsid="0040b748" style:font-name-asian="Noto Sans CJK JP" style:font-size-asian="11pt"/>
    </style:style>
    <style:style style:name="T13" style:family="text">
      <style:text-properties style:font-name="DejaVu Serif1" fo:font-size="11pt" officeooo:rsid="0059a85f" style:font-name-asian="Noto Sans CJK JP" style:font-size-asian="11pt"/>
    </style:style>
    <style:style style:name="T14" style:family="text">
      <style:text-properties style:font-name="DejaVu Serif1" fo:font-size="11pt" officeooo:rsid="005bf276" style:font-name-asian="Noto Sans CJK JP" style:font-size-asian="11pt"/>
    </style:style>
    <style:style style:name="T15" style:family="text">
      <style:text-properties style:font-name="DejaVu Serif1" fo:font-size="11pt" officeooo:rsid="005e23b2" style:font-name-asian="Noto Sans CJK JP" style:font-size-asian="11pt"/>
    </style:style>
    <style:style style:name="T16" style:family="text">
      <style:text-properties style:font-name="DejaVu Serif1" fo:font-size="11pt" officeooo:rsid="005e59f3" style:font-name-asian="Noto Sans CJK JP" style:font-size-asian="11pt"/>
    </style:style>
    <style:style style:name="T17" style:family="text">
      <style:text-properties style:font-name="DejaVu Serif1" fo:font-size="11pt" officeooo:rsid="005ee7ee" style:font-name-asian="Noto Sans CJK JP" style:font-size-asian="11pt"/>
    </style:style>
    <style:style style:name="T18" style:family="text">
      <style:text-properties style:font-name="DejaVu Serif1" fo:font-size="11pt" officeooo:rsid="005fae66" style:font-name-asian="Noto Sans CJK JP" style:font-size-asian="11pt"/>
    </style:style>
    <style:style style:name="T19" style:family="text">
      <style:text-properties style:font-name="DejaVu Serif1" fo:font-size="11pt" officeooo:rsid="0061b9ca" style:font-name-asian="Noto Sans CJK JP" style:font-size-asian="11pt"/>
    </style:style>
    <style:style style:name="T20" style:family="text">
      <style:text-properties style:font-name="DejaVu Serif1" fo:font-size="11pt" officeooo:rsid="0061c021" style:font-name-asian="Noto Sans CJK JP" style:font-size-asian="11pt"/>
    </style:style>
    <style:style style:name="T21" style:family="text">
      <style:text-properties style:font-name="DejaVu Serif1" fo:font-size="11pt" officeooo:rsid="00629dfa" style:font-name-asian="Noto Sans CJK JP" style:font-size-asian="11pt"/>
    </style:style>
    <style:style style:name="T22" style:family="text">
      <style:text-properties style:font-name="DejaVu Serif1" fo:font-size="11pt" officeooo:rsid="00643831" style:font-name-asian="Noto Sans CJK JP" style:font-size-asian="11pt"/>
    </style:style>
    <style:style style:name="T23" style:family="text">
      <style:text-properties style:font-name="DejaVu Serif1" fo:font-size="11pt" officeooo:rsid="002c39f0" style:font-name-asian="Noto Sans CJK JP" style:font-size-asian="11pt"/>
    </style:style>
    <style:style style:name="T24" style:family="text">
      <style:text-properties style:font-name="DejaVu Serif1" fo:font-size="11pt" officeooo:rsid="0067b398" style:font-name-asian="Noto Sans CJK JP" style:font-size-asian="11pt"/>
    </style:style>
    <style:style style:name="T25" style:family="text">
      <style:text-properties style:font-name="DejaVu Serif1" fo:font-size="11pt" officeooo:rsid="006878ac" style:font-name-asian="Noto Sans CJK JP" style:font-size-asian="11pt"/>
    </style:style>
    <style:style style:name="T26" style:family="text">
      <style:text-properties style:font-name="DejaVu Serif1" fo:font-size="11pt" officeooo:rsid="0068b0a3" style:font-name-asian="Noto Sans CJK JP" style:font-size-asian="11pt"/>
    </style:style>
    <style:style style:name="T27" style:family="text">
      <style:text-properties style:font-name="DejaVu Serif1" fo:font-size="11pt" officeooo:rsid="006b0513" style:font-name-asian="Noto Sans CJK JP" style:font-size-asian="11pt"/>
    </style:style>
    <style:style style:name="T28" style:family="text">
      <style:text-properties style:font-name="DejaVu Serif1" fo:font-size="11pt" officeooo:rsid="006b787b" style:font-name-asian="Noto Sans CJK JP" style:font-size-asian="11pt"/>
    </style:style>
    <style:style style:name="T29" style:family="text">
      <style:text-properties style:font-name="DejaVu Serif1" fo:font-size="11pt" officeooo:rsid="00700ba5" style:font-name-asian="Noto Sans CJK JP" style:font-size-asian="11pt"/>
    </style:style>
    <style:style style:name="T30" style:family="text">
      <style:text-properties style:font-name="DejaVu Serif1" fo:font-size="11pt" officeooo:rsid="00716b7c" style:font-name-asian="Noto Sans CJK JP" style:font-size-asian="11pt"/>
    </style:style>
    <style:style style:name="T31" style:family="text">
      <style:text-properties style:font-name="DejaVu Serif1" fo:font-size="11pt" officeooo:rsid="00741443" style:font-name-asian="Noto Sans CJK JP" style:font-size-asian="11pt"/>
    </style:style>
    <style:style style:name="T32" style:family="text">
      <style:text-properties style:font-name="DejaVu Serif1" fo:font-size="11pt" officeooo:rsid="00783337" style:font-name-asian="Noto Sans CJK JP" style:font-size-asian="11pt"/>
    </style:style>
    <style:style style:name="T33" style:family="text">
      <style:text-properties style:font-name="DejaVu Serif1" fo:font-size="11pt" officeooo:rsid="001a29ba" style:font-name-asian="Noto Sans CJK JP" style:font-size-asian="11pt"/>
    </style:style>
    <style:style style:name="T34" style:family="text">
      <style:text-properties style:font-name="DejaVu Serif1" fo:font-size="11pt" fo:font-style="italic" officeooo:rsid="003dc9bb" style:font-name-asian="Noto Sans CJK JP" style:font-size-asian="11pt" style:font-style-asian="italic" style:font-style-complex="italic"/>
    </style:style>
    <style:style style:name="T35" style:family="text">
      <style:text-properties style:font-name="DejaVu Serif1" fo:font-size="11pt" officeooo:rsid="005e59f3" style:font-name-asian="DejaVu Serif1" style:font-size-asian="11pt" style:font-name-complex="DejaVu Serif1"/>
    </style:style>
    <style:style style:name="T36" style:family="text">
      <style:text-properties style:font-name="DejaVu Serif1" fo:font-size="11pt" officeooo:rsid="005fae66" style:font-name-asian="DejaVu Serif1" style:font-size-asian="11pt" style:font-name-complex="DejaVu Serif1"/>
    </style:style>
    <style:style style:name="T37" style:family="text">
      <style:text-properties style:font-name="DejaVu Serif1" fo:font-size="11pt" officeooo:rsid="0068b0a3" style:font-name-asian="DejaVu Serif1" style:font-size-asian="11pt" style:font-name-complex="DejaVu Serif1"/>
    </style:style>
    <style:style style:name="T38" style:family="text">
      <style:text-properties officeooo:rsid="003a2e82"/>
    </style:style>
    <style:style style:name="T39" style:family="text">
      <style:text-properties officeooo:rsid="0059a85f"/>
    </style:style>
    <style:style style:name="T40" style:family="text">
      <style:text-properties officeooo:rsid="005bf276"/>
    </style:style>
    <style:style style:name="T41" style:family="text">
      <style:text-properties officeooo:rsid="002c39f0"/>
    </style:style>
    <style:style style:name="T42" style:family="text">
      <style:text-properties officeooo:rsid="005c7876"/>
    </style:style>
    <style:style style:name="T43" style:family="text">
      <style:text-properties officeooo:rsid="005ddfbc"/>
    </style:style>
    <style:style style:name="T44" style:family="text">
      <style:text-properties officeooo:rsid="00643831"/>
    </style:style>
    <style:style style:name="T45" style:family="text">
      <style:text-properties officeooo:rsid="00716b7c"/>
    </style:style>
    <style:style style:name="T46" style:family="text">
      <style:text-properties officeooo:rsid="0073eaf5"/>
    </style:style>
    <style:style style:name="T47" style:family="text">
      <style:text-properties officeooo:rsid="00741443"/>
    </style:style>
    <style:style style:name="T48" style:family="text">
      <style:text-properties officeooo:rsid="007608b3"/>
    </style:style>
    <style:style style:name="T49" style:family="text">
      <style:text-properties officeooo:rsid="00776ffb"/>
    </style:style>
    <style:style style:name="T50" style:family="text">
      <style:text-properties fo:color="#000000" loext:opacity="100%" style:font-name="DejaVu Serif1" fo:font-size="11pt" style:font-name-asian="Noto Sans CJK JP" style:font-size-asian="11pt"/>
    </style:style>
    <style:style style:name="T51" style:family="text">
      <style:text-properties fo:color="#000000" loext:opacity="100%" style:font-name="DejaVu Serif1" fo:font-size="11pt" officeooo:rsid="0079e92d" style:font-name-asian="Noto Sans CJK JP" style:font-size-asian="11pt"/>
    </style:style>
    <style:style style:name="T52" style:family="text">
      <style:text-properties fo:color="#000000" loext:opacity="100%" style:font-name="DejaVu Serif1" fo:font-size="11pt" officeooo:rsid="007b2792" style:font-name-asian="Noto Sans CJK JP" style:font-size-asian="11pt"/>
    </style:style>
    <style:style style:name="T53" style:family="text">
      <style:text-properties fo:color="#000000" loext:opacity="100%" style:font-name="DejaVu Serif1" fo:font-size="11pt" officeooo:rsid="007f23f7" style:font-name-asian="Noto Sans CJK JP" style:font-size-asian="11pt"/>
    </style:style>
    <style:style style:name="T54" style:family="text">
      <style:text-properties fo:color="#000000" loext:opacity="100%" style:font-name="DejaVu Serif1" fo:font-size="11pt" officeooo:rsid="00783337" style:font-name-asian="Noto Sans CJK JP" style:font-size-asian="11pt"/>
    </style:style>
    <style:style style:name="T55" style:family="text">
      <style:text-properties fo:color="#000000" loext:opacity="100%" style:font-name="DejaVu Serif1" fo:font-size="11pt" officeooo:rsid="0080505d" style:font-name-asian="Noto Sans CJK JP" style:font-size-asian="11pt"/>
    </style:style>
    <style:style style:name="T56" style:family="text">
      <style:text-properties officeooo:rsid="007f23f7"/>
    </style:style>
    <style:style style:name="T57" style:family="text">
      <style:text-properties officeooo:rsid="0082e567"/>
    </style:style>
    <style:style style:name="T58" style:family="text">
      <style:text-properties officeooo:rsid="001a29ba"/>
    </style:style>
    <style:style style:name="T59" style:family="text">
      <style:text-properties officeooo:rsid="0085bcee"/>
    </style:style>
    <style:style style:name="T60" style:family="text">
      <style:text-properties officeooo:rsid="00872625"/>
    </style:style>
    <style:style style:name="T61" style:family="text">
      <style:text-properties officeooo:rsid="0087d3fa"/>
    </style:style>
    <style:style style:name="T62" style:family="text">
      <style:text-properties officeooo:rsid="00887b90"/>
    </style:style>
    <style:style style:name="T63" style:family="text">
      <style:text-properties officeooo:rsid="0089c5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dex_</text:h>
      <text:p text:style-name="P10">traduction exploratoire d’auteurs japonais 1910--1950</text:p>
      <text:p text:style-name="P11">Traductions de Textes <text:span text:style-name="T45">de </text:span>la <text:span text:style-name="T45">L</text:span>ibrairie &lt;a href="https://www.aozora.gr.jp/" target="_blank"&gt;<text:a xlink:type="simple" xlink:href="https://www.aozorashoin.com/" office:target-frame-name="_blank" xlink:show="new" text:style-name="Internet_20_link" text:visited-style-name="Visited_20_Internet_20_Link">A</text:a><text:a xlink:type="simple" xlink:href="https://www.aozorashoin.com/" office:target-frame-name="_blank" xlink:show="new" text:style-name="Internet_20_link" text:visited-style-name="Visited_20_Internet_20_Link"><text:span text:style-name="T45">O</text:span></text:a><text:a xlink:type="simple" xlink:href="https://www.aozorashoin.com/" office:target-frame-name="_blank" xlink:show="new" text:style-name="Internet_20_link" text:visited-style-name="Visited_20_Internet_20_Link">ZORA BUNKO</text:a>&lt;/a&gt;</text:p>
      <text:p text:style-name="P13"><text:span text:style-name="T45">£</text:span><text:span text:style-name="T41">Aozora </text:span><text:span text:style-name="T45">£</text:span><text:span text:style-name="T41">Bunko </text:span><text:span text:style-name="T40">est </text:span><text:span text:style-name="T45">souvent présenté </text:span><text:span text:style-name="T40">comme un </text:span><text:span text:style-name="T45">£</text:span><text:span text:style-name="T43">Projet </text:span><text:span text:style-name="T45">£</text:span><text:span text:style-name="T40">Gutenberg en langue japonaise: c’</text:span><text:span text:style-name="T41">est une </text:span><text:span text:style-name="T46">grande </text:span><text:span text:style-name="T41">bibliothèque numérique </text:span>(plus de 15000 textes en 2019) <text:span text:style-name="T41">qui </text:span><text:span text:style-name="T39">per</text:span><text:span text:style-name="T38">met</text:span><text:span text:style-name="T41"> </text:span><text:span text:style-name="T39">d’accéder librement à un grand nombre </text:span><text:span text:style-name="T41">d’œuvres littéraires </text:span><text:span text:style-name="T42">japonaises du</text:span><text:span text:style-name="T41"> domaine public. C’est-à-dire des textes d’auteurs décédés depuis plus de 70 ans.</text:span></text:p>
      <text:p text:style-name="P11"><text:span text:style-name="T39">*jusqu’en 2018, l</text:span><text:span text:style-name="T59">e délai était au Japon de </text:span><text:span text:style-name="T39">50 ans, </text:span><text:span text:style-name="T59">ce qui fait que</text:span><text:span text:style-name="T39"> </text:span><text:span text:style-name="T45">des</text:span><text:span text:style-name="T39"> auteurs </text:span><text:span text:style-name="T45">décédés il y a moins de 70 ans, mais avant 1968</text:span><text:span text:style-name="T39">, comme Tanizaki, </text:span><text:span text:style-name="T45">Nagai Kaf</text:span><text:span text:style-name="T30">û, Umezaki Haruo</text:span><text:span text:style-name="T39">, sont </text:span><text:span text:style-name="T45">sur Aozora </text:span><text:span text:style-name="T59">Bunko</text:span><text:span text:style-name="T41">. </text:span></text:p>
      <text:p text:style-name="Text_20_body">*un site plus récent, <text:s/>&lt;a href="https://aozorashoin.com/" target="_blank"&gt;&lt;<text:span text:style-name="T63">b&gt;</text:span><text:a xlink:type="simple" xlink:href="https://www.aozora.gr.jp/" office:target-frame-name="_blank" xlink:show="new" text:style-name="Internet_20_link" text:visited-style-name="Visited_20_Internet_20_Link">A</text:a><text:a xlink:type="simple" xlink:href="https://www.aozora.gr.jp/" office:target-frame-name="_blank" xlink:show="new" text:style-name="Internet_20_link" text:visited-style-name="Visited_20_Internet_20_Link"><text:span text:style-name="T48">O</text:span></text:a><text:a xlink:type="simple" xlink:href="https://www.aozora.gr.jp/" office:target-frame-name="_blank" xlink:show="new" text:style-name="Internet_20_link" text:visited-style-name="Visited_20_Internet_20_Link">ZORA SHO-IN</text:a>&lt;/<text:span text:style-name="T63">b</text:span>&gt;&lt;/a&gt;, permet un accès plus direct en HTML <text:span text:style-name="T60">à une grande partie des</text:span> textes de A<text:span text:style-name="T49">O</text:span>ZORA BUNKO. </text:p>
      <text:p text:style-name="P20"><text:bookmark text:name="line522"/>&lt;p class=<text:span text:style-name="T57">thick</text:span>&gt;</text:p>
      <text:p text:style-name="P20">&lt;a href="<text:span text:style-name="T49">index</text:span>-aozora-gemini.html" target="_blank"&gt;&lt;<text:span text:style-name="T61">b&gt;</text:span>librairie A<text:span text:style-name="T49">O</text:span>ZORA BUNKO, l'avis de GEMINI&lt;/<text:span text:style-name="T61">b&gt;</text:span></text:p>
      <text:p text:style-name="TextInfo">&lt;/a&gt;</text:p>
      <text:p text:style-name="TextInfo">&lt;/<text:span text:style-name="T57">p&gt;</text:span></text:p>
      <text:p text:style-name="P6"><text:span text:style-name="T38">On y trouve donc</text:span><text:span text:style-name="T41"> des textes de l’époq</text:span><text:span text:style-name="T38">u</text:span><text:span text:style-name="T41">e classique, pré-Meiji, </text:span><text:span text:style-name="T44">et</text:span><text:span text:style-name="T41"> </text:span><text:span text:style-name="T44">surtout</text:span><text:span text:style-name="T41"> beaucoup d’auteurs “modernes” </text:span><text:span text:style-name="T56">de Meiji, Taish</text:span><text:span text:style-name="T53">ô et début Shôwa,</text:span><text:span text:style-name="T38"> d</text:span><text:span text:style-name="T1">es auteurs </text:span><text:span text:style-name="T38">connus </text:span><text:span text:style-name="T1">en France </text:span><text:span text:style-name="T38">et disponibles en traduction française </text:span><text:span text:style-name="T39">(</text:span><text:span text:style-name="T1">Natsume Sōseki, Akutagawa <text:s/>Ryūnosuke, </text:span><text:span text:style-name="T2">Mori </text:span><text:span text:style-name="T4">Ôgai, Shimazaki Tôson, </text:span><text:span text:style-name="T5">Dazai Osamu, Edogawa Rampo, Hayashi Fumiko, …</text:span><text:span text:style-name="T13">) </text:span><text:span text:style-name="T5">mais aussi de très nombreux textes </text:span><text:span text:style-name="T6">de la même pério</text:span><text:span text:style-name="T7">d</text:span><text:span text:style-name="T6">e (1880-1955)</text:span><text:span text:style-name="T5"> d’auteurs </text:span><text:span text:style-name="T8">moins</text:span><text:span text:style-name="T6"> connus en dehors du Japon, </text:span><text:span text:style-name="T8">très peu traduits,</text:span><text:span text:style-name="T6"> mais aussi intéressants. </text:span><text:span text:style-name="T14">P</text:span><text:span text:style-name="T11">our les auteurs déjà connus, </text:span><text:span text:style-name="T14">d</text:span><text:span text:style-name="T11">ont </text:span><text:span text:style-name="T14">les oeuvres </text:span><text:span text:style-name="T11">disponibles en français </text:span><text:span text:style-name="T14">sont en </text:span><text:span text:style-name="T11">général les romans </text:span><text:span text:style-name="T14">ou nouvelles </text:span><text:span text:style-name="T11">les plus représentatifs, </text:span><text:span text:style-name="T14">Aozora permet d’accéder à de </text:span><text:span text:style-name="T11">nombreuses </text:span><text:span text:style-name="T14">autres </text:span><text:span text:style-name="T11">nouvelles </text:span><text:span text:style-name="T23">intéressantes.</text:span></text:p>
      <text:p text:style-name="P18"><text:soft-page-break/>Plut<text:span text:style-name="T50">ôt que des traductions “définitives” telles qu’en écrit un traducteur littéraire de profession </text:span><text:span text:style-name="T51">pour un éditeur</text:span><text:span text:style-name="T50">, on trouvera ici des traductions provisoires,</text:span><text:span text:style-name="T51"> susceptibles d’évoluer,</text:span><text:span text:style-name="T50"> faites pour explorer rapidement un assez grand nombre de textes de divers écrivains représentatifs des différentes écoles littéraires du Japon des années 1920-1950. </text:span></text:p>
      <text:p text:style-name="P18"><text:span text:style-name="T50">Le</text:span><text:span text:style-name="T55">s</text:span><text:span text:style-name="T50"> texte</text:span><text:span text:style-name="T55">s</text:span><text:span text:style-name="T50"> </text:span><text:span text:style-name="T55">sont</text:span><text:span text:style-name="T50"> en version bilingue, et on donne </text:span><text:span text:style-name="T51">en début de fichier </text:span><text:span text:style-name="T50">l’adresse de la source sur aozora (bunko ou shoin), </text:span><text:span text:style-name="T51">ce qui</text:span><text:span text:style-name="T50"> permet corrections, modifications de style, etc. </text:span><text:span text:style-name="T52">Pour la compréhension du texte japonais, il est intéressant d’installer </text:span><text:span text:style-name="T51">dans </text:span><text:span text:style-name="T52">son</text:span><text:span text:style-name="T51"> navigateur HTML </text:span><text:span text:style-name="T52">une </text:span><text:span text:style-name="T51">extension comme rikaikun (pour chrome) ou 10ten reader (pour firefox), </text:span><text:span text:style-name="T52">en particulier pour les graphies de kanji anciennes.</text:span></text:p>
      <text:p text:style-name="TextInfo">&lt;div class="center"&gt;</text:p>
      <text:p text:style-name="TextInfo">&lt;h2&gt;</text:p>
      <text:p text:style-name="TextInfo">&lt;a href="index-textes.html"&gt;quelques traductions en cours,&lt;br&gt; de Sakaguchi, Miyamoto, Yumeno, Kosakai, ...&lt;br&gt;</text:p>
      <text:p text:style-name="TextInfo">&lt;/a&gt;</text:p>
      <text:p text:style-name="TextInfo">&lt;/h2&gt;</text:p>
      <text:p text:style-name="TextInfo">&lt;/div&gt;</text:p>
      <text:p text:style-name="P15"><text:span text:style-name="T54"/></text:p>
      <text:h text:style-name="Heading_20_2" text:outline-level="2">&lt;<text:span text:style-name="T45">h2&gt;</text:span>traduction assistée par ordinateur &lt;/<text:span text:style-name="T45">h2&gt;</text:span></text:h>
      <text:p text:style-name="P3"><text:span text:style-name="T6">L</text:span><text:span text:style-name="T9">es textes d’Aozora étant disponibles directement sous forme numérique et l</text:span><text:span text:style-name="T11">i</text:span><text:span text:style-name="T9">s</text:span><text:span text:style-name="T11">ibles</text:span><text:span text:style-name="T9"> sur un navigateur, les </text:span><text:span text:style-name="T11">distionnaires en ligne</text:span><text:span text:style-name="T9"> comme </text:span><text:span text:style-name="T10">¤</text:span><text:span text:style-name="T9">rikai-chan facilit</text:span><text:span text:style-name="T10">ai</text:span><text:span text:style-name="T11">en</text:span><text:span text:style-name="T10">t déjà</text:span><text:span text:style-name="T9"> la lecture des </text:span><text:span text:style-name="T11">¤</text:span><text:span text:style-name="T9">kanjis (il y a souvent des </text:span><text:span text:style-name="T11">¤k</text:span><text:span text:style-name="T9">anji “à l’ancienne” dans les textes d’avant 1945). </text:span><text:span text:style-name="T11">Ensuite sont apparus</text:span><text:span text:style-name="T9"> </text:span><text:span text:style-name="T11">d</text:span><text:span text:style-name="T9">es outils comme </text:span><text:span text:style-name="T10">¤</text:span><text:span text:style-name="T34">deepL</text:span><text:span text:style-name="T9"> ou </text:span><text:span text:style-name="T10">¤</text:span><text:span text:style-name="T9">google </text:span><text:span text:style-name="T10">¤</text:span><text:span text:style-name="T9">translate </text:span><text:span text:style-name="T11">qui </text:span><text:span text:style-name="T10">permettaient d’avoir rapidement une traduction </text:span><text:span text:style-name="T16">très</text:span><text:span text:style-name="T10"> approximative, mais c’est surtout la </text:span><text:span text:style-name="T11">faci</text:span><text:span text:style-name="T10">l</text:span><text:span text:style-name="T11">i</text:span><text:span text:style-name="T10">té </text:span><text:span text:style-name="T11">d’accès</text:span><text:span text:style-name="T10">, depuis un an environ, </text:span><text:span text:style-name="T11">à </text:span><text:span text:style-name="T10">des </text:span><text:span text:style-name="T9">outils d’IA </text:span><text:span text:style-name="T11">performants</text:span><text:span text:style-name="T9"> </text:span><text:span text:style-name="T10">de type</text:span><text:span text:style-name="T9"> </text:span><text:span text:style-name="T10">¤</text:span><text:span text:style-name="T9">large </text:span><text:span text:style-name="T10">¤</text:span><text:span text:style-name="T9">language </text:span><text:span text:style-name="T10">¤</text:span><text:span text:style-name="T9">models </text:span><text:span text:style-name="T10">qui a changé les conditions de traduction. </text:span><text:span text:style-name="T15">Tout se passe comme si les outils comme Google Translate traduisent phrase par phrase, sans “comprendre” le sens, tandis qu’un LLM </text:span><text:span text:style-name="T32">gère</text:span><text:span text:style-name="T15"> </text:span><text:span text:style-name="T16">la cohérence de </text:span><text:span text:style-name="T15">l’ensemble du texte qu’</text:span><text:span text:style-name="T16">il traduit. </text:span><text:span text:style-name="T19">En conséquence, une traduction par LLM demande beaucoup moins de réécriture. </text:span></text:p>
      <text:p text:style-name="P3"><text:soft-page-break/><text:span text:style-name="T13">Par exem</text:span><text:span text:style-name="T16">p</text:span><text:span text:style-name="T13">le, p</text:span><text:span text:style-name="T12">our traduire ¤l’homme-fauteuil, une nouvelle d’Edogawa, dont la langue est assez simple, j’avais mis </text:span><text:span text:style-name="T16">en </text:span><text:span text:style-name="T12">1980 un mois </text:span><text:span text:style-name="T13">avec des dictionnaires papier</text:span><text:span text:style-name="T12">, </text:span><text:span text:style-name="T13">mais</text:span><text:span text:style-name="T12"> </text:span><text:span text:style-name="T19">on</text:span><text:span text:style-name="T12"> pourrai</text:span><text:span text:style-name="T19">t</text:span><text:span text:style-name="T12"> probablement le faire en trois ou quatre jours avec l’aide </text:span><text:span text:style-name="T13">de</text:span><text:span text:style-name="T12"> ¤deepseek ou ¤gemini.</text:span></text:p>
      <text:p text:style-name="Text_20_body"/>
      <text:p text:style-name="TextInfo"><text:bookmark text:name="line52"/>&lt;p class=thick&gt;</text:p>
      <text:p text:style-name="TextInfo">&lt;a href="index-differents-ia.html" target="_blank"&gt;&lt;<text:span text:style-name="T62">b&gt;</text:span>les différents outils IA utilisés&lt;/<text:span text:style-name="T62">b&gt;</text:span></text:p>
      <text:p text:style-name="TextInfo">&lt;/a&gt;</text:p>
      <text:p text:style-name="TextInfo"><text:bookmark text:name="line521"/>&lt;/p&gt;</text:p>
      <text:p text:style-name="Marginalia"/>
      <text:p text:style-name="Marginalia"><text:span text:style-name="T12">N</text:span><text:span text:style-name="T3">om du fichier html</text:span></text:p>
      <text:p text:style-name="Marginalia">title_1</text:p>
      <text:p text:style-name="Marginalia">title_2</text:p>
      <text:p text:style-name="P9"><text:span text:style-name="T31">index</text:span><text:span text:style-name="T3">-differents-ia</text:span></text:p>
      <text:p text:style-name="P1">les différents outils IA utilisés</text:p>
      <text:p text:style-name="P2">Gemini Deepseek Perplexity</text:p>
      <text:p text:style-name="P4"><text:span text:style-name="T17">Sans faire d’inv</text:span><text:span text:style-name="T19">e</text:span><text:span text:style-name="T17">ntaire préalable de tous les outils disponibles, j</text:span><text:span text:style-name="T12">’</text:span><text:span text:style-name="T3">ai </text:span><text:span text:style-name="T17">essay</text:span><text:span text:style-name="T3">é</text:span><text:span text:style-name="T16">, en mode non payant, </text:span><text:span text:style-name="T3"><text:s/></text:span><text:span text:style-name="T25">quelques uns d</text:span><text:span text:style-name="T16">es ou</text:span><text:span text:style-name="T25">ti</text:span><text:span text:style-name="T16">ls IA généralistes les plus connus : </text:span><text:span text:style-name="T27">£</text:span><text:span text:style-name="T16">Gemini (alphabet), </text:span><text:span text:style-name="T27">£</text:span><text:span text:style-name="T16">ChatGPT, </text:span><text:span text:style-name="T27">£</text:span><text:span text:style-name="T16">Deepseek, </text:span><text:span text:style-name="T27">£</text:span><text:span text:style-name="T16">Mistral </text:span><text:span text:style-name="T27">£</text:span><text:span text:style-name="T16">AI, </text:span><text:span text:style-name="T27">£</text:span><text:span text:style-name="T16">Claude</text:span><text:span text:style-name="T35"> (Anthropic)</text:span><text:span text:style-name="T16">, </text:span><text:span text:style-name="T27">£</text:span><text:span text:style-name="T16">Perplexity. </text:span></text:p>
      <text:p text:style-name="P7"><text:span text:style-name="T19">Je </text:span><text:span text:style-name="T17">me suis </text:span><text:span text:style-name="T19">ensuite</text:span><text:span text:style-name="T17"> limité à ceux qui </text:span><text:span text:style-name="T25">m’ont </text:span><text:span text:style-name="T17">par</text:span><text:span text:style-name="T25">u</text:span><text:span text:style-name="T17"> les plus efficaces: </text:span><text:span text:style-name="T27">£</text:span><text:span text:style-name="T17">Gemini, </text:span><text:span text:style-name="T27">£</text:span><text:span text:style-name="T17">Deepseek, et plus récemment <text:s/></text:span><text:span text:style-name="T27">£</text:span><text:span text:style-name="T16">Perplexity</text:span><text:span text:style-name="T18">. </text:span></text:p>
      <text:p text:style-name="P8"><text:span text:style-name="T27">£</text:span><text:span text:style-name="T18">ChatGPT ne fait pas de grosses erreurs, mais a tendance à broder, rajouter des nuances, etc. </text:span></text:p>
      <text:p text:style-name="P8"><text:span text:style-name="T24">Il semble que </text:span><text:span text:style-name="T27">£</text:span><text:span text:style-name="T16">Perplexity, </text:span><text:span text:style-name="T24">basé en partie sur </text:span><text:span text:style-name="T18">ChatGPT </text:span><text:span text:style-name="T25">(il</text:span><text:span text:style-name="T18"> </text:span><text:span text:style-name="T26">fait appel aussi à</text:span><text:span text:style-name="T18"> </text:span><text:span text:style-name="T36">Claude et </text:span><text:span text:style-name="T37">à </text:span><text:span text:style-name="T36">Mistral</text:span><text:span text:style-name="T25">)</text:span><text:span text:style-name="T18">, </text:span><text:span text:style-name="T24">n’a pas ce défaut. En plus de la traduction, il fait de la recherche sur le web à propos du texte à traduire et il cite les principales sources qu’il a trouvées, parmi lesquelles </text:span><text:span text:style-name="T26">parfois </text:span><text:span text:style-name="T24">le texte d’Aozora </text:span><text:span text:style-name="T26">lui-même</text:span><text:span text:style-name="T24">.</text:span></text:p>
      <text:p text:style-name="P5"><text:span text:style-name="T27">£</text:span><text:span text:style-name="T18">Gemini est plus fi</text:span><text:span text:style-name="T28">dè</text:span><text:span text:style-name="T18">le </text:span><text:span text:style-name="T28">au texte que </text:span><text:span text:style-name="T18">ChatGPT, </text:span><text:span text:style-name="T19">mais le résultat est plutôt mot-à-mot. </text:span><text:span text:style-name="T29">O</text:span><text:span text:style-name="T28">n </text:span><text:span text:style-name="T22">peut produire assez vite une première version d’un texte</text:span><text:span text:style-name="T19">, </text:span><text:span text:style-name="T29">car </text:span><text:span text:style-name="T18">Gemini </text:span><text:span text:style-name="T28">répond rapidement,</text:span><text:span text:style-name="T22"> </text:span><text:span text:style-name="T29">mais </text:span><text:span text:style-name="T28">il lui arrive de ne pas bien analyser certaines </text:span><text:soft-page-break/><text:span text:style-name="T28">constructions “à tiroir”.</text:span></text:p>
      <text:p text:style-name="P5"><text:span text:style-name="T27">£</text:span><text:span text:style-name="T17">Deepseek</text:span><text:span text:style-name="T19"> est aussi fiable, n’invente pas, </text:span><text:span text:style-name="T20">et donne un résultat littérairement plus </text:span><text:span text:style-name="T22">travaill</text:span><text:span text:style-name="T20">é </text:span><text:span text:style-name="T22">que Gemini</text:span><text:span text:style-name="T20">. Il a l’avantage de commenter ses choix </text:span><text:span text:style-name="T22">de </text:span><text:span text:style-name="T20">traduction </text:span><text:span text:style-name="T22">et de style</text:span><text:span text:style-name="T20">, et il paraît rechercher à quel <text:s/>genre de littérature se rattache </text:span><text:span text:style-name="T21">le texte à traduire</text:span><text:span text:style-name="T20">. Parfois, quand il pense </text:span><text:span text:style-name="T22">en </text:span><text:span text:style-name="T20">avoir trouvé l’auteur, il se trompe mais pas tant que ça: il prend du Sakaguchi pour du Dazai (deux écrivains assez proches), ou du Shimaki dans sa période prolétarienne pour du Kobayashi Takiji, “</text:span><text:span text:style-name="T21">écrivain </text:span><text:span text:style-name="T20">prolétarien” </text:span><text:span text:style-name="T29">typique</text:span><text:span text:style-name="T20">. </text:span><text:span text:style-name="T21">Mais </text:span><text:span text:style-name="T17">Deepseek </text:span><text:span text:style-name="T21">n’est pas toujours accessible (ses serveurs sont peut-être </text:span><text:span text:style-name="T29">facielement </text:span><text:span text:style-name="T21">saturés ?), et il refuse de traduire certains textes, </text:span><text:span text:style-name="T22">quand</text:span><text:span text:style-name="T21"> il les considère trop violents (</text:span><text:span text:style-name="T22">par exemple des passages de </text:span><text:span text:style-name="T21">textes de Yumeno de la veine “ero-guro”) ou trop politiques (</text:span><text:span text:style-name="T22">les conflits sino-japonais sont parfois en arrière-plan dans les textes de 1930-194</text:span><text:span text:style-name="T29">5</text:span><text:span text:style-name="T22">).</text:span></text:p>
      <text:p text:style-name="Marginalia"><text:span text:style-name="T22">//</text:span><text:span text:style-name="T12">0</text:span><text:span text:style-name="T26">0-differents-ia</text:span></text:p>
      <text:p text:style-name="Text_20_body">Kuroshima-Denji---Uzumakeru-karasu-no-gun</text:p>
      <text:h text:style-name="P16" text:outline-level="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Book" style:font-family-generic="swiss" style:font-pitch="fixed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Noto Sans CJK JP" svg:font-family="'Noto Sans CJK JP'" style:font-adornments="Regular" style:font-family-generic="swiss" style:font-pitch="variable"/>
    <style:font-face style:name="Noto Serif CJK JP" svg:font-family="'Noto Serif CJK JP'" style:font-adornments="Regular" style:font-family-generic="roman" style:font-pitch="variable"/>
    <style:font-face style:name="OpenSymbol" svg:font-family="Open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cm" fo:margin-right="0.6cm" fo:margin-top="0.3cm" fo:margin-bottom="0cm" style:contextual-spacing="true" fo:text-indent="0cm" style:auto-text-indent="false"/>
      <style:text-properties fo:color="#000000" loext:opacity="100%" style:font-name="DejaVu Sans" fo:font-family="'DejaVu Sans'" style:font-style-name="Book" style:font-family-generic="swiss" style:font-pitch="variable" fo:font-size="11pt" style:font-name-asian="Noto Serif CJK JP" style:font-family-asian="'Noto Serif CJK JP'" style:font-style-name-asian="Regular" style:font-family-generic-asian="roman" style:font-pitch-asian="variable" style:font-size-asian="11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.61cm" fo:margin-right="0.61cm" fo:margin-top="0.101cm" fo:margin-bottom="0cm" style:contextual-spacing="false" fo:text-align="justify" style:justify-single-word="false" fo:text-indent="0.61cm" style:auto-text-indent="false" style:page-number="auto" fo:background-color="transparent"/>
      <style:text-properties style:font-name="DejaVu Serif1" fo:font-family="'DejaVu Serif'" style:font-style-name="Book" style:font-family-generic="roman" style:font-pitch="variable" fo:font-size="11pt" style:font-name-asian="Noto Sans CJK JP" style:font-family-asian="'Noto Sans CJK JP'" style:font-style-name-asian="Regular" style:font-family-generic-asian="swiss" style:font-pitch-asian="variable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style:font-name="DejaVu Serif1" fo:font-family="'DejaVu Serif'" style:font-style-name="Book" style:font-family-generic="roman" style:font-pitch="variable" fo:font-size="14pt" style:font-name-asian="Noto Sans CJK JP" style:font-family-asian="'Noto Sans CJK JP'" style:font-style-name-asian="Regular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cm" fo:margin-bottom="0.101cm" style:contextual-spacing="false" style:page-number="auto" fo:padding="0.051cm" fo:border="none"/>
      <style:text-properties style:font-name="DejaVu Serif1" fo:font-family="'DejaVu Serif'" style:font-style-name="Book" style:font-family-generic="roman" style:font-pitch="variable"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left="0.199cm" fo:margin-right="0cm" fo:margin-top="0.4cm" fo:margin-bottom="0.101cm" style:contextual-spacing="false" fo:text-indent="0cm" style:auto-text-indent="false" fo:background-color="transparent"/>
      <style:text-properties style:font-name="DejaVu Sans" fo:font-family="'DejaVu Sans'" style:font-style-name="Book" style:font-family-generic="swiss" style:font-pitch="variable" fo:font-size="11pt" fo:font-style="normal" fo:font-weight="normal" fo:background-color="#e6e6e6" style:font-size-asian="11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4cm" fo:margin-right="0cm" fo:margin-top="0.101cm" fo:margin-bottom="0.101cm" style:contextual-spacing="false" fo:text-indent="0cm" style:auto-text-indent="false" fo:background-color="transparent" style:shadow="none"/>
      <style:text-properties style:font-name="DejaVu Sans Mono" fo:font-family="'DejaVu Sans Mono'" style:font-style-name="Book" style:font-family-generic="modern" style:font-pitch="fixed" fo:font-size="11pt" fo:font-style="normal" fo:font-weight="normal" fo:background-color="#e6e6e6" style:font-name-asian="Noto Serif CJK JP" style:font-family-asian="'Noto Serif CJK JP'" style:font-style-name-asian="Regular" style:font-family-generic-asian="roman" style:font-pitch-asian="variable" style:font-size-asian="14pt" style:font-style-asian="normal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6cm" fo:margin-right="0cm" fo:margin-top="0.101cm" fo:margin-bottom="0.101cm" style:contextual-spacing="false" fo:text-indent="0cm" style:auto-text-indent="false"/>
      <style:text-properties style:font-name="DejaVu Serif2" fo:font-family="'DejaVu Serif'" style:font-style-name="Italic" style:font-family-generic="roman" style:font-pitch="variable" fo:font-size="11pt" fo:font-style="normal" fo:font-weight="normal" style:font-size-asian="14pt" style:font-weight-asian="normal" style:font-size-complex="85%" style:font-weight-complex="bold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left="0.801cm" fo:margin-right="0cm" fo:margin-top="0cm" fo:margin-bottom="0cm" style:contextual-spacing="false" fo:text-indent="0cm" style:auto-text-indent="false"/>
      <style:text-properties style:font-name="DejaVu Serif2" fo:font-family="'DejaVu Serif'" style:font-style-name="Italic" style:font-family-generic="roman" style:font-pitch="variable" fo:font-size="11pt" fo:font-style="italic" fo:font-weight="normal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0.6cm" fo:margin-right="0.6cm" fo:margin-top="0.101cm" fo:margin-bottom="0cm" style:contextual-spacing="true" fo:text-align="justify" style:justify-single-word="false" fo:text-indent="0cm" style:auto-text-indent="false" style:shadow="none"/>
      <style:text-properties fo:color="#800000" loext:opacity="100%" fo:font-size="10pt" fo:font-style="normal" style:font-size-asian="10pt"/>
    </style:style>
    <style:style style:name="TextHiLite" style:family="paragraph" style:parent-style-name="Text_20_body" style:next-style-name="Text_20_body" style:class="text">
      <style:paragraph-properties fo:margin-left="1cm" fo:margin-right="0cm" fo:margin-top="0cm" fo:margin-bottom="0cm" style:contextual-spacing="false" fo:text-indent="0cm" style:auto-text-indent="false"/>
      <style:text-properties fo:font-size="14pt" style:font-size-asian="14pt"/>
    </style:style>
    <style:style style:name="TextTable" style:family="paragraph" style:parent-style-name="Text_20_body" style:next-style-name="Text_20_body" style:class="text">
      <style:paragraph-properties fo:margin-left="0.6cm" fo:margin-right="0.6cm" fo:margin-top="0cm" fo:margin-bottom="0cm" style:contextual-spacing="false" fo:text-align="start" style:justify-single-word="false" fo:text-indent="0cm" style:auto-text-indent="false" fo:padding="0cm" fo:border="none" style:shadow="none"/>
      <style:text-properties fo:color="#000080" loext:opacity="100%" style:font-name="DejaVu Sans" fo:font-family="'DejaVu Sans'" style:font-style-name="Book" style:font-family-generic="swiss" style:font-pitch="variable" fo:font-size="10pt"/>
    </style:style>
    <style:style style:name="TextInfo" style:family="paragraph" style:parent-style-name="Standard" style:class="text">
      <style:paragraph-properties fo:margin-left="0.6cm" fo:margin-right="0.6cm" fo:margin-top="0cm" fo:margin-bottom="0cm" style:contextual-spacing="false" fo:text-align="start" style:justify-single-word="false" fo:text-indent="0cm" style:auto-text-indent="false" fo:padding="0.15cm" fo:border-left="0.99pt solid #800080" fo:border-right="none" fo:border-top="none" fo:border-bottom="none" style:shadow="none"/>
      <style:text-properties style:font-name="DejaVu Sans Mono1" fo:font-family="'DejaVu Sans Mono'" style:font-style-name="Book" style:font-family-generic="swiss" style:font-pitch="fixed" fo:font-size="10pt" fo:language="zxx" fo:country="none" style:font-size-asian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TextSmall" style:family="paragraph" style:parent-style-name="Text_20_body">
      <style:paragraph-properties fo:text-align="start" style:justify-single-word="false" style:shadow="none"/>
      <style:text-properties fo:color="#000080" loext:opacity="100%" fo:font-size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4cm" style:contextual-spacing="false" fo:text-indent="0cm" style:auto-text-indent="false" style:page-number="auto" fo:break-before="page"/>
      <style:text-properties style:font-name="DejaVu Sans" fo:font-family="'DejaVu Sans'" style:font-style-name="Book" style:font-family-generic="swiss" style:font-pitch="variable" fo:font-size="14pt" fo:font-weight="normal" style:font-size-asian="14pt" style:font-weight-asian="normal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DejaVu Serif" fo:font-family="'DejaVu Serif'" style:font-style-name="Bold" style:font-family-generic="roman" style:font-pitch="variable" fo:font-size="12pt" fo:font-weight="normal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.6cm" fo:margin-right="0.6cm" fo:margin-top="0.4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ontents_20_2" style:display-name="Contents 2" style:family="paragraph" style:parent-style-name="Index" style:class="index">
      <style:paragraph-properties fo:margin-left="0.6cm" fo:margin-right="0.6cm" fo:margin-top="0.4cm" fo:margin-bottom="0cm" style:contextual-spacing="false" fo:text-indent="0cm" style:auto-text-indent="false" style:shadow="none">
        <style:tab-stops>
          <style:tab-stop style:position="17.503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ontents_20_3" style:display-name="Contents 3" style:family="paragraph" style:parent-style-name="Index" style:class="index">
      <style:paragraph-properties fo:margin-left="0.6cm" fo:margin-right="0.6cm" fo:margin-top="0.3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ontents_20_4" style:display-name="Contents 4" style:family="paragraph" style:parent-style-name="Index" style:class="index">
      <style:paragraph-properties fo:margin-left="1cm" fo:margin-right="0.6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aption" style:family="paragraph" style:parent-style-name="Standard" style:class="extra">
      <style:paragraph-properties fo:margin-left="0.6cm" fo:margin-right="0.6cm" fo:margin-top="0cm" fo:margin-bottom="0cm" style:contextual-spacing="false" fo:text-indent="0cm" style:auto-text-indent="false" text:number-lines="false" text:line-number="0"/>
      <style:text-properties fo:color="#861141" loext:opacity="100%" style:font-name="DejaVu Serif2" fo:font-family="'DejaVu Serif'" style:font-style-name="Italic" style:font-family-generic="roman" style:font-pitch="variable" fo:font-size="11pt" fo:font-style="normal" style:font-name-asian="Noto Serif CJK JP" style:font-family-asian="'Noto Serif CJK JP'" style:font-style-name-asian="Regular" style:font-family-generic-asian="roman" style:font-pitch-asian="variable" style:font-size-asian="11pt" style:font-style-asian="normal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0.61cm" fo:margin-bottom="0.61cm" fo:margin-left="0.61cm" fo:margin-right="0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10T13:56:48.735214940</dc:date>
    <meta:editing-cycles>73</meta:editing-cycles>
    <meta:editing-duration>P4DT51M14S</meta:editing-duration>
    <meta:document-statistic meta:table-count="0" meta:image-count="0" meta:object-count="0" meta:page-count="4" meta:paragraph-count="40" meta:word-count="867" meta:character-count="5877" meta:non-whitespace-character-count="5040"/>
    <meta:user-defined meta:name="Info 1"/>
    <meta:user-defined meta:name="Info 2"/>
    <meta:user-defined meta:name="Info 3"/>
    <meta:user-defined meta:name="Info 4"/>
  </office:meta>
</office:document-meta>
</file>